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bc3b" officeooo:paragraph-rsid="001bbc3b"/>
    </style:style>
    <style:style style:name="P2" style:family="paragraph" style:parent-style-name="Standard">
      <style:text-properties officeooo:rsid="002e151f" officeooo:paragraph-rsid="002e151f"/>
    </style:style>
    <style:style style:name="P3" style:family="paragraph" style:parent-style-name="Standard">
      <style:text-properties officeooo:rsid="0030eabf" officeooo:paragraph-rsid="003b2e76"/>
    </style:style>
    <style:style style:name="P4" style:family="paragraph" style:parent-style-name="Standard">
      <style:text-properties officeooo:rsid="0036666f" officeooo:paragraph-rsid="0036666f"/>
    </style:style>
    <style:style style:name="P5" style:family="paragraph" style:parent-style-name="Standard">
      <style:text-properties officeooo:rsid="00478654" officeooo:paragraph-rsid="00478654"/>
    </style:style>
    <style:style style:name="P6" style:family="paragraph" style:parent-style-name="Standard">
      <style:text-properties officeooo:rsid="00478654" officeooo:paragraph-rsid="005c6a24"/>
    </style:style>
    <style:style style:name="P7" style:family="paragraph" style:parent-style-name="Standard">
      <style:text-properties officeooo:rsid="004e5b23" officeooo:paragraph-rsid="00478654"/>
    </style:style>
    <style:style style:name="P8" style:family="paragraph" style:parent-style-name="Standard">
      <style:text-properties officeooo:rsid="004e5b23" officeooo:paragraph-rsid="004e5b23"/>
    </style:style>
    <style:style style:name="P9" style:family="paragraph" style:parent-style-name="Standard">
      <style:text-properties officeooo:rsid="005318db" officeooo:paragraph-rsid="005318db"/>
    </style:style>
    <style:style style:name="P10" style:family="paragraph" style:parent-style-name="Standard">
      <style:text-properties officeooo:rsid="0067dd05" officeooo:paragraph-rsid="0067dd05"/>
    </style:style>
    <style:style style:name="P11" style:family="paragraph" style:parent-style-name="Standard">
      <style:text-properties fo:font-weight="normal" officeooo:rsid="0068b573" officeooo:paragraph-rsid="0068b573" style:font-weight-asian="normal" style:font-weight-complex="normal"/>
    </style:style>
    <style:style style:name="P12" style:family="paragraph" style:parent-style-name="Standard">
      <style:text-properties fo:font-weight="normal" officeooo:rsid="0068b573" officeooo:paragraph-rsid="0071026c" style:font-weight-asian="normal" style:font-weight-complex="normal"/>
    </style:style>
    <style:style style:name="P13" style:family="paragraph" style:parent-style-name="Standard">
      <style:text-properties fo:font-weight="normal" officeooo:rsid="0068b573" officeooo:paragraph-rsid="006dbada" style:font-weight-asian="normal" style:font-weight-complex="normal"/>
    </style:style>
    <style:style style:name="P14" style:family="paragraph" style:parent-style-name="Standard">
      <style:text-properties fo:font-weight="normal" officeooo:rsid="0068b573" officeooo:paragraph-rsid="007df736" style:font-weight-asian="normal" style:font-weight-complex="normal"/>
    </style:style>
    <style:style style:name="P15" style:family="paragraph" style:parent-style-name="Standard">
      <style:text-properties fo:font-weight="normal" officeooo:rsid="006a8bd5" officeooo:paragraph-rsid="006a8bd5" style:font-weight-asian="normal" style:font-weight-complex="normal"/>
    </style:style>
    <style:style style:name="P16" style:family="paragraph" style:parent-style-name="Standard">
      <style:text-properties fo:font-weight="normal" officeooo:rsid="006dbada" officeooo:paragraph-rsid="007df736" style:font-weight-asian="normal" style:font-weight-complex="normal"/>
    </style:style>
    <style:style style:name="P17" style:family="paragraph" style:parent-style-name="Standard">
      <style:text-properties fo:font-weight="normal" officeooo:rsid="0071026c" officeooo:paragraph-rsid="0071026c" style:font-weight-asian="normal" style:font-weight-complex="normal"/>
    </style:style>
    <style:style style:name="P18" style:family="paragraph" style:parent-style-name="Standard">
      <style:text-properties fo:font-weight="normal" officeooo:rsid="0071026c" officeooo:paragraph-rsid="007415ad" style:font-weight-asian="normal" style:font-weight-complex="normal"/>
    </style:style>
    <style:style style:name="P19" style:family="paragraph" style:parent-style-name="Standard">
      <style:text-properties fo:font-weight="normal" officeooo:rsid="0048d6cf" officeooo:paragraph-rsid="00762376" style:font-weight-asian="normal" style:font-weight-complex="normal"/>
    </style:style>
    <style:style style:name="P20" style:family="paragraph" style:parent-style-name="Standard" style:list-style-name="L1">
      <style:text-properties officeooo:rsid="002e151f" officeooo:paragraph-rsid="002e151f"/>
    </style:style>
    <style:style style:name="P21" style:family="paragraph" style:parent-style-name="Standard" style:list-style-name="L1">
      <style:text-properties officeooo:rsid="002f7dd7" officeooo:paragraph-rsid="002f7dd7"/>
    </style:style>
    <style:style style:name="P22" style:family="paragraph" style:parent-style-name="Standard" style:list-style-name="L1">
      <style:text-properties officeooo:rsid="0030eabf" officeooo:paragraph-rsid="0030eabf"/>
    </style:style>
    <style:style style:name="P23" style:family="paragraph" style:parent-style-name="Standard">
      <style:text-properties officeooo:rsid="0030eabf" officeooo:paragraph-rsid="0030eabf"/>
    </style:style>
    <style:style style:name="P24" style:family="paragraph" style:parent-style-name="Standard" style:list-style-name="L2">
      <style:text-properties officeooo:rsid="00373965" officeooo:paragraph-rsid="00373965"/>
    </style:style>
    <style:style style:name="P25" style:family="paragraph" style:parent-style-name="Standard" style:list-style-name="L2">
      <style:text-properties officeooo:rsid="00397df2" officeooo:paragraph-rsid="00397df2"/>
    </style:style>
    <style:style style:name="P26" style:family="paragraph" style:parent-style-name="Standard" style:list-style-name="L2">
      <style:text-properties officeooo:rsid="003b27c8" officeooo:paragraph-rsid="003b27c8"/>
    </style:style>
    <style:style style:name="P27" style:family="paragraph" style:parent-style-name="Standard" style:list-style-name="L2">
      <style:text-properties officeooo:rsid="003b2e76" officeooo:paragraph-rsid="003b2e76"/>
    </style:style>
    <style:style style:name="P28" style:family="paragraph" style:parent-style-name="Standard" style:list-style-name="L3">
      <style:text-properties officeooo:rsid="0045d1e9" officeooo:paragraph-rsid="00762376"/>
    </style:style>
    <style:style style:name="P29" style:family="paragraph" style:parent-style-name="Standard" style:list-style-name="L3">
      <style:text-properties officeooo:rsid="0045d1e9" officeooo:paragraph-rsid="0045d1e9"/>
    </style:style>
    <style:style style:name="P30" style:family="paragraph" style:parent-style-name="Standard" style:list-style-name="L3">
      <style:text-properties officeooo:rsid="00478654" officeooo:paragraph-rsid="00762376"/>
    </style:style>
    <style:style style:name="P31" style:family="paragraph" style:parent-style-name="Standard" style:list-style-name="L3">
      <style:text-properties officeooo:rsid="00478654" officeooo:paragraph-rsid="00478654"/>
    </style:style>
    <style:style style:name="P32" style:family="paragraph" style:parent-style-name="Standard">
      <style:text-properties officeooo:rsid="00478654" officeooo:paragraph-rsid="00478654"/>
    </style:style>
    <style:style style:name="P33" style:family="paragraph" style:parent-style-name="Standard" style:list-style-name="L3">
      <style:text-properties officeooo:rsid="0077abce" officeooo:paragraph-rsid="0077abce"/>
    </style:style>
    <style:style style:name="P34" style:family="paragraph" style:parent-style-name="Standard" style:list-style-name="L4">
      <style:text-properties fo:font-weight="normal" officeooo:rsid="0068b573" officeooo:paragraph-rsid="0068b573" style:font-weight-asian="normal" style:font-weight-complex="normal"/>
    </style:style>
    <style:style style:name="P35" style:family="paragraph" style:parent-style-name="Standard" style:list-style-name="L4">
      <style:text-properties fo:font-weight="normal" officeooo:rsid="0073a49b" officeooo:paragraph-rsid="007c8f41" style:font-weight-asian="normal" style:font-weight-complex="normal"/>
    </style:style>
    <style:style style:name="P36" style:family="paragraph" style:parent-style-name="Standard" style:list-style-name="L4">
      <style:text-properties fo:font-weight="normal" officeooo:rsid="0073a49b" officeooo:paragraph-rsid="007b222e" style:font-weight-asian="normal" style:font-weight-complex="normal"/>
    </style:style>
    <style:style style:name="P37" style:family="paragraph" style:parent-style-name="Standard" style:list-style-name="L3">
      <style:text-properties officeooo:rsid="0048d6cf" officeooo:paragraph-rsid="0048d6cf"/>
    </style:style>
    <style:style style:name="P38" style:family="paragraph" style:parent-style-name="Standard">
      <style:text-properties officeooo:rsid="005000fc" officeooo:paragraph-rsid="004e5b23"/>
    </style:style>
    <style:style style:name="P39" style:family="paragraph" style:parent-style-name="Standard" style:list-style-name="L5">
      <style:text-properties officeooo:rsid="0022c46d" officeooo:paragraph-rsid="0022c46d"/>
    </style:style>
    <style:style style:name="P40" style:family="paragraph" style:parent-style-name="Standard">
      <style:text-properties officeooo:rsid="0022c46d" officeooo:paragraph-rsid="0022c46d"/>
    </style:style>
    <style:style style:name="P41" style:family="paragraph" style:parent-style-name="Standard" style:list-style-name="L6">
      <style:text-properties officeooo:rsid="0014c5d7" officeooo:paragraph-rsid="0014c5d7"/>
    </style:style>
    <style:style style:name="P42" style:family="paragraph" style:parent-style-name="Standard">
      <style:text-properties officeooo:rsid="0014c5d7" officeooo:paragraph-rsid="002a85e3"/>
    </style:style>
    <style:style style:name="P43" style:family="paragraph" style:parent-style-name="Standard" style:list-style-name="L6">
      <style:text-properties officeooo:rsid="0021a22e" officeooo:paragraph-rsid="0021a22e"/>
    </style:style>
    <style:style style:name="P44" style:family="paragraph" style:parent-style-name="Standard" style:list-style-name="L6">
      <style:text-properties officeooo:rsid="0022c760" officeooo:paragraph-rsid="0022c760"/>
    </style:style>
    <style:style style:name="P45" style:family="paragraph" style:parent-style-name="Standard" style:list-style-name="L6">
      <style:text-properties officeooo:rsid="002a40ed" officeooo:paragraph-rsid="002a40ed"/>
    </style:style>
    <style:style style:name="P46" style:family="paragraph" style:parent-style-name="Standard" style:list-style-name="L6">
      <style:text-properties officeooo:rsid="002a85e3" officeooo:paragraph-rsid="002a85e3"/>
    </style:style>
    <style:style style:name="P47" style:family="paragraph" style:parent-style-name="Standard">
      <style:text-properties officeooo:rsid="0013c43a" officeooo:paragraph-rsid="0013c43a"/>
    </style:style>
    <style:style style:name="P48" style:family="paragraph" style:parent-style-name="Standard">
      <style:text-properties fo:font-weight="bold" officeooo:rsid="00882de1" officeooo:paragraph-rsid="008cb079" style:font-weight-asian="bold" style:font-weight-complex="bold"/>
    </style:style>
    <style:style style:name="P49" style:family="paragraph" style:parent-style-name="Standard">
      <style:text-properties fo:font-weight="bold" officeooo:rsid="001c429a" officeooo:paragraph-rsid="008cb079" style:font-weight-asian="bold" style:font-weight-complex="bold"/>
    </style:style>
    <style:style style:name="P50" style:family="paragraph" style:parent-style-name="Standard">
      <style:text-properties officeooo:rsid="001c429a" officeooo:paragraph-rsid="001c429a"/>
    </style:style>
    <style:style style:name="P51" style:family="paragraph" style:parent-style-name="Standard">
      <style:text-properties officeooo:rsid="001c429a" officeooo:paragraph-rsid="008cb079"/>
    </style:style>
    <style:style style:name="P52" style:family="paragraph" style:parent-style-name="Standard">
      <style:text-properties officeooo:rsid="0090a558" officeooo:paragraph-rsid="0090a558"/>
    </style:style>
    <style:style style:name="P53" style:family="paragraph" style:parent-style-name="Standard" style:list-style-name="L7"/>
    <style:style style:name="P54" style:family="paragraph" style:parent-style-name="Text_20_body">
      <style:text-properties officeooo:rsid="009179eb" officeooo:paragraph-rsid="009179eb"/>
    </style:style>
    <style:style style:name="P55" style:family="paragraph" style:parent-style-name="Heading_20_1">
      <style:paragraph-properties fo:break-before="page"/>
      <style:text-properties officeooo:rsid="009179eb" officeooo:paragraph-rsid="009179eb"/>
    </style:style>
    <style:style style:name="P56" style:family="paragraph" style:parent-style-name="Contents_20_Heading">
      <style:paragraph-properties fo:break-before="page"/>
    </style:style>
    <style:style style:name="T1" style:family="text">
      <style:text-properties officeooo:rsid="001c5f7b"/>
    </style:style>
    <style:style style:name="T2" style:family="text">
      <style:text-properties officeooo:rsid="0023ec77"/>
    </style:style>
    <style:style style:name="T3" style:family="text">
      <style:text-properties officeooo:rsid="002657d1"/>
    </style:style>
    <style:style style:name="T4" style:family="text">
      <style:text-properties officeooo:rsid="00281c16"/>
    </style:style>
    <style:style style:name="T5" style:family="text">
      <style:text-properties officeooo:rsid="002a25dd"/>
    </style:style>
    <style:style style:name="T6" style:family="text">
      <style:text-properties officeooo:rsid="0030eabf"/>
    </style:style>
    <style:style style:name="T7" style:family="text">
      <style:text-properties officeooo:rsid="003125aa"/>
    </style:style>
    <style:style style:name="T8" style:family="text">
      <style:text-properties officeooo:rsid="003533ef"/>
    </style:style>
    <style:style style:name="T9" style:family="text">
      <style:text-properties officeooo:rsid="0037f0a8"/>
    </style:style>
    <style:style style:name="T10" style:family="text">
      <style:text-properties officeooo:rsid="0037f608"/>
    </style:style>
    <style:style style:name="T11" style:family="text">
      <style:text-properties officeooo:rsid="003b2e76"/>
    </style:style>
    <style:style style:name="T12" style:family="text">
      <style:text-properties officeooo:rsid="003ff5d1"/>
    </style:style>
    <style:style style:name="T13" style:family="text">
      <style:text-properties officeooo:rsid="004b0914"/>
    </style:style>
    <style:style style:name="T14" style:family="text">
      <style:text-properties officeooo:rsid="004c08d8"/>
    </style:style>
    <style:style style:name="T15" style:family="text">
      <style:text-properties officeooo:rsid="0050a31d"/>
    </style:style>
    <style:style style:name="T16" style:family="text">
      <style:text-properties officeooo:rsid="005172c2"/>
    </style:style>
    <style:style style:name="T17" style:family="text">
      <style:text-properties officeooo:rsid="0054e53a"/>
    </style:style>
    <style:style style:name="T18" style:family="text">
      <style:text-properties officeooo:rsid="005692c8"/>
    </style:style>
    <style:style style:name="T19" style:family="text">
      <style:text-properties officeooo:rsid="0057ee1a"/>
    </style:style>
    <style:style style:name="T20" style:family="text">
      <style:text-properties officeooo:rsid="005a314c"/>
    </style:style>
    <style:style style:name="T21" style:family="text">
      <style:text-properties officeooo:rsid="005b93de"/>
    </style:style>
    <style:style style:name="T22" style:family="text">
      <style:text-properties officeooo:rsid="00635b86"/>
    </style:style>
    <style:style style:name="T23" style:family="text">
      <style:text-properties officeooo:rsid="006f34d4"/>
    </style:style>
    <style:style style:name="T24" style:family="text">
      <style:text-properties officeooo:rsid="00785eb7"/>
    </style:style>
    <style:style style:name="T25" style:family="text">
      <style:text-properties officeooo:rsid="0079810d"/>
    </style:style>
    <style:style style:name="T26" style:family="text">
      <style:text-properties officeooo:rsid="007c8f41"/>
    </style:style>
    <style:style style:name="T27" style:family="text">
      <style:text-properties officeooo:rsid="007edfb0"/>
    </style:style>
    <style:style style:name="T28" style:family="text">
      <style:text-properties officeooo:rsid="0080be61"/>
    </style:style>
    <style:style style:name="T29" style:family="text">
      <style:text-properties officeooo:rsid="008759a1"/>
    </style:style>
    <style:style style:name="T30" style:family="text">
      <style:text-properties officeooo:rsid="00891fae"/>
    </style:style>
    <style:style style:name="T31" style:family="text">
      <style:text-properties officeooo:rsid="008d2003"/>
    </style:style>
    <style:style style:name="T32" style:family="text">
      <style:text-properties officeooo:rsid="0090a558"/>
    </style:style>
    <style:style style:name="T33" style:family="text">
      <style:text-properties officeooo:rsid="00922dc5"/>
    </style:style>
    <style:style style:name="T34" style:family="text">
      <style:text-properties officeooo:rsid="00936d07"/>
    </style:style>
    <style:style style:name="T35" style:family="text">
      <style:text-properties officeooo:rsid="009371e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ieldesign</text:p>
      <text:p text:style-name="P47"/>
      <text:p text:style-name="P47"/>
      <text:p text:style-name="P47"/>
      <text:p text:style-name="P47"/>
      <text:p text:style-name="P47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56">Inhaltsverzeichnis</text:p>
          </text:index-title>
        </text:index-body>
      </text:table-of-content>
      <text:p text:style-name="P47"/>
      <text:p text:style-name="P47"/>
      <text:h text:style-name="P55" text:outline-level="1">Einführung</text:h>
      <text:p text:style-name="P54"/>
      <text:h text:style-name="Heading_20_2" text:outline-level="2">Rohstoffe</text:h>
      <text:p text:style-name="P2"/>
      <text:list xml:id="list6849064950060156441" text:style-name="L1">
        <text:list-item>
          <text:p text:style-name="P20"><text:span text:style-name="T8">Feuer (</text:span>Holz<text:span text:style-name="T8">)</text:span> → Wald, Park</text:p>
        </text:list-item>
        <text:list-item>
          <text:p text:style-name="P20">Wasser → Seen, Flüsse, Meer, etc.</text:p>
        </text:list-item>
        <text:list-item>
          <text:p text:style-name="P21">Stein → Stadt, <text:span text:style-name="T6">Dörfer, Siedlungen... Gebäude</text:span></text:p>
        </text:list-item>
        <text:list-item>
          <text:p text:style-name="P22">Luft → Alles andere (Acker, Wiesen, …<text:span text:style-name="T7">)</text:span></text:p>
        </text:list-item>
      </text:list>
      <text:p text:style-name="P23"/>
      <text:p text:style-name="P4">Eigenschaften</text:p>
      <text:list xml:id="list837825692590077843" text:style-name="L2">
        <text:list-item>
          <text:p text:style-name="P24">Mut <text:span text:style-name="T9">(Kneipen, Gaststätten, …) → Angriff</text:span></text:p>
        </text:list-item>
        <text:list-item>
          <text:p text:style-name="P24">Wissen <text:span text:style-name="T10">(Bibliothek, Hochschulen, Schulen, …) → Magie</text:span></text:p>
        </text:list-item>
        <text:list-item>
          <text:p text:style-name="P25">Ehre <text:span text:style-name="T11">(Denkmäler, Statur, …) → Gruppenbuffs / Multiplikator </text:span></text:p>
        </text:list-item>
        <text:list-item>
          <text:p text:style-name="P26">Widerstandskraft / <text:span text:style-name="T11">Ausdauer (Fitness, Sport Gebäude) → Gesundheit / Regeneration</text:span></text:p>
        </text:list-item>
        <text:list-item>
          <text:p text:style-name="P27">Beweglichkeit (öffentliche Verkehrsmittel) →<text:span text:style-name="T12"> Zugweite</text:span></text:p>
        </text:list-item>
      </text:list>
      <text:h text:style-name="Heading_20_1" text:outline-level="1">Gebäude</text:h>
      <text:p text:style-name="P11"/>
      <text:p text:style-name="P11">Hauptgebäude <text:span text:style-name="T27">(Einmalig, größere Reichweite als Außenposten)</text:span></text:p>
      <text:p text:style-name="P15">Außenposten <text:span text:style-name="T28">(Bei zerstörten Hauptgebäude wird selbst gewählter Außenposten zu neuem Hauptgebäude)</text:span></text:p>
      <text:p text:style-name="P15">Teleporter / Tunnel <text:span text:style-name="T29">(Zeitverzögerter Teleportation </text:span></text:p>
      <text:p text:style-name="P16">Wohngebäude <text:span text:style-name="T23">(Einheitenkapazität)</text:span></text:p>
      <text:p text:style-name="P14"/>
      <text:p text:style-name="P18">Türme <text:span text:style-name="T25">(Buffs)</text:span></text:p>
      <text:list xml:id="list2407724317821228304" text:style-name="L3">
        <text:list-item>
          <text:p text:style-name="P28">Angriff </text:p>
        </text:list-item>
        <text:list-item>
          <text:p text:style-name="P28">Verteidigung</text:p>
        </text:list-item>
        <text:list-item>
          <text:p text:style-name="P30">Leben / <text:span text:style-name="T14">Regeneration</text:span></text:p>
        </text:list-item>
        <text:list-item>
          <text:p text:style-name="P33">Überwachung / Signalisierung / <text:span text:style-name="T24">Sichtweite</text:span></text:p>
        </text:list-item>
      </text:list>
      <text:p text:style-name="P19"/>
      <text:p text:style-name="P13"/>
      <text:p text:style-name="P11">Mauer</text:p>
      <text:list xml:id="list7455180487523970373" text:style-name="L4">
        <text:list-item>
          <text:p text:style-name="P34">Spikes (Macht Schaden)</text:p>
        </text:list-item>
        <text:list-item>
          <text:p text:style-name="P34">Stein (Hält mehr aus)</text:p>
        </text:list-item>
        <text:list-item>
          <text:p text:style-name="P35">Luft <text:span text:style-name="T26">(??? </text:span>Buffs / Debuffs, Multiplikatoren)<text:span text:style-name="T26">)</text:span></text:p>
        </text:list-item>
        <text:list-item>
          <text:p text:style-name="P36">Wasser (??? Buffs / Debuffs, Multiplikatoren)</text:p>
        </text:list-item>
      </text:list>
      <text:p text:style-name="P17"/>
      <text:p text:style-name="P12"/>
      <text:p text:style-name="P3"/>
      <text:h text:style-name="Heading_20_1" text:outline-level="1">Einheiten</text:h>
      <text:list xml:id="list234421236064151" text:continue-list="list2407724317821228304" text:style-name="L3">
        <text:list-item>
          <text:p text:style-name="P29">Angriff </text:p>
        </text:list-item>
        <text:list-item>
          <text:p text:style-name="P29">Verteidigung</text:p>
        </text:list-item>
        <text:list-item>
          <text:p text:style-name="P31">Leben / <text:span text:style-name="T14">Regeneration</text:span></text:p>
        </text:list-item>
        <text:list-item>
          <text:p text:style-name="P31">Zugweite</text:p>
        </text:list-item>
        <text:list-item>
          <text:p text:style-name="P37"><text:soft-page-break/>&lt;Special: <text:span text:style-name="T13">Fernkampf, Magie, ...</text:span>&gt;</text:p>
        </text:list-item>
      </text:list>
      <text:p text:style-name="P7"/>
      <text:p text:style-name="P10"/>
      <text:p text:style-name="P38">Nahkämpfer (häufig)</text:p>
      <text:p text:style-name="P8">- <text:span text:style-name="T15">Schwertkämpfer (Viel Leben)</text:span></text:p>
      <text:p text:style-name="P8">- <text:span text:style-name="T15">Speerkämpfer (Schnell)</text:span></text:p>
      <text:p text:style-name="P8">- <text:span text:style-name="T15">Schwergerüstet (Viel Verteidigung)</text:span></text:p>
      <text:p text:style-name="P8">- <text:span text:style-name="T16">Barbar (Viel Angriff)</text:span></text:p>
      <text:p text:style-name="P8"/>
      <text:p text:style-name="P9">Magier <text:span text:style-name="T22">(selten)</text:span></text:p>
      <text:p text:style-name="P9">- Feuer (<text:span text:style-name="T21">Macht gut Schaden</text:span>)</text:p>
      <text:p text:style-name="P9">- Wasser (<text:span text:style-name="T20">Heilen)</text:span></text:p>
      <text:p text:style-name="P9">- <text:span text:style-name="T19">Luft (???)</text:span></text:p>
      <text:p text:style-name="P9">- <text:span text:style-name="T19">Stein (Kurzfristige Mauern)</text:span></text:p>
      <text:p text:style-name="P9"/>
      <text:p text:style-name="P9">Held <text:span text:style-name="T22">(extrem selten oder einmalig)</text:span></text:p>
      <text:p text:style-name="P9">- Feuer (Stärkemultiplikator)</text:p>
      <text:p text:style-name="P5">- <text:span text:style-name="T17">Erde (Verteidigungsmultiplikator)</text:span></text:p>
      <text:p text:style-name="P6">- <text:span text:style-name="T18">Wasser (Lebensmultiplikator ODER erhöhte Regeneration)</text:span></text:p>
      <text:p text:style-name="P5">- <text:span text:style-name="T18">Luft (Geschwindigkeitsmultiplikator)</text:span></text:p>
      <text:p text:style-name="P5"/>
      <text:p text:style-name="P5"/>
      <text:h text:style-name="Heading_20_1" text:outline-level="1">Reale Welt</text:h>
      <text:p text:style-name="P52">Das Spiel soll darauf ausgelegt werden, bestimmte Faktoren aus der realen Welt einzubeziehen. Dabei wird zwischen globalen, lokalen <text:span text:style-name="T33">und benutzerspezifischen </text:span>Faktoren unterschieden. </text:p>
      <text:p text:style-name="P52"/>
      <text:h text:style-name="Heading_20_2" text:outline-level="2"><text:span text:style-name="T32">Globale Faktoren</text:span></text:h>
      <text:list xml:id="list2121243376545289863" text:style-name="L5">
        <text:list-item>
          <text:p text:style-name="P39">Gold, Kohle, Holzwert-<text:span text:style-name="T5">Preise</text:span></text:p>
        </text:list-item>
        <text:list-item>
          <text:p text:style-name="P39">DAX</text:p>
        </text:list-item>
      </text:list>
      <text:p text:style-name="P40"/>
      <text:h text:style-name="Heading_20_2" text:outline-level="2">Lokale Faktoren</text:h>
      <text:list xml:id="list4547306176758653750" text:style-name="L6">
        <text:list-item>
          <text:p text:style-name="P41">Wetter</text:p>
        </text:list-item>
        <text:list-item>
          <text:p text:style-name="P41">Terrain<text:span text:style-name="T2"> (OpenstreetMaps)</text:span></text:p>
        </text:list-item>
        <text:list-item>
          <text:p text:style-name="P41">Uhrzeit <text:span text:style-name="T3">(time.h)</text:span></text:p>
        </text:list-item>
        <text:list-item>
          <text:p text:style-name="P41">Jahreszeit <text:span text:style-name="T4">(time.h)</text:span></text:p>
        </text:list-item>
        <text:list-item>
          <text:p text:style-name="P43">Arbeitslosenrate in der Gegend</text:p>
        </text:list-item>
        <text:list-item>
          <text:p text:style-name="P44">Grundstückpreise</text:p>
        </text:list-item>
        <text:list-item>
          <text:p text:style-name="P45">Verbrechensrate</text:p>
        </text:list-item>
        <text:list-item>
          <text:p text:style-name="P46">Geburt / Sterberate</text:p>
        </text:list-item>
      </text:list>
      <text:p text:style-name="P42"/>
      <text:h text:style-name="Heading_20_2" text:outline-level="2"><text:span text:style-name="T34">Benutzerspezifische Faktoren</text:span></text:h>
      <text:list xml:id="list1540343929477744198" text:style-name="L7">
        <text:list-item>
          <text:p text:style-name="P53">Betriebssystem <text:span text:style-name="T35">des verwendeten Mobiltelefons</text:span></text:p>
        </text:list-item>
        <text:list-item>
          <text:p text:style-name="P53">Spielzeiten</text:p>
        </text:list-item>
        <text:list-item>
          <text:p text:style-name="P53"/>
        </text:list-item>
      </text:list>
      <text:p text:style-name="Standard"/>
      <text:p text:style-name="Standard"><text:soft-page-break/></text:p>
      <text:p text:style-name="Standard">Spätere Ziele:</text:p>
      <text:p text:style-name="P1">- Einheiten Selbstbau (abhängig von Ressourcen und Vorteilen/Nachteilen)</text:p>
      <text:p text:style-name="P1"/>
      <text:p text:style-name="P1"/>
      <text:p text:style-name="P50"/>
      <text:h text:style-name="Heading_20_1" text:outline-level="1">Clans / Allianzen / Rotte<text:span text:style-name="T30">n</text:span></text:h>
      <text:p text:style-name="P48"/>
      <text:p text:style-name="P48"/>
      <text:h text:style-name="Heading_20_1" text:outline-level="1">In-App <text:span text:style-name="T31">Shop (rein theoretische Überlegung)</text:span></text:h>
      <text:p text:style-name="P51">- Keine Spielvorteile</text:p>
      <text:p text:style-name="P51">- <text:span text:style-name="T1">R</text:span>ein Kosmetische Sachen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1:22:17.468705106</meta:creation-date>
    <dc:date>2015-03-11T23:44:19.129226863</dc:date>
    <meta:editing-duration>PT2H53M19S</meta:editing-duration>
    <meta:editing-cycles>126</meta:editing-cycles>
    <meta:generator>LibreOffice/4.2.7.2$Linux_X86_64 LibreOffice_project/420m0$Build-2</meta:generator>
    <meta:document-statistic meta:table-count="0" meta:image-count="0" meta:object-count="0" meta:page-count="5" meta:paragraph-count="74" meta:word-count="304" meta:character-count="2189" meta:non-whitespace-character-count="1988"/>
  </office:meta>
</office:document-meta>
</file>